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2eddd" officeooo:paragraph-rsid="0002eddd"/>
    </style:style>
    <style:style style:name="P2" style:family="paragraph" style:parent-style-name="Standard">
      <style:paragraph-properties fo:text-align="center" style:justify-single-word="false"/>
      <style:text-properties fo:font-size="16pt" officeooo:rsid="0002eddd" officeooo:paragraph-rsid="0002eddd" style:font-size-asian="16pt" style:font-size-complex="16pt"/>
    </style:style>
    <style:style style:name="P3" style:family="paragraph" style:parent-style-name="Standard">
      <style:paragraph-properties fo:text-align="start" style:justify-single-word="false"/>
      <style:text-properties fo:font-size="12pt" officeooo:rsid="003f1920" officeooo:paragraph-rsid="0002eddd" style:font-size-asian="10.5pt" style:font-size-complex="12pt"/>
    </style:style>
    <style:style style:name="P4" style:family="paragraph" style:parent-style-name="Standard">
      <style:text-properties officeooo:rsid="003dd5e0" officeooo:paragraph-rsid="0002eddd"/>
    </style:style>
    <style:style style:name="P5" style:family="paragraph" style:parent-style-name="Standard">
      <style:paragraph-properties fo:text-align="start" style:justify-single-word="false"/>
      <style:text-properties officeooo:rsid="003dd5e0" officeooo:paragraph-rsid="0002eddd"/>
    </style:style>
    <style:style style:name="P6" style:family="paragraph" style:parent-style-name="Standard">
      <style:text-properties officeooo:rsid="003e27ac" officeooo:paragraph-rsid="0002eddd"/>
    </style:style>
    <style:style style:name="P7" style:family="paragraph" style:parent-style-name="Standard">
      <style:paragraph-properties fo:text-align="start" style:justify-single-word="false"/>
      <style:text-properties officeooo:rsid="003e27ac" officeooo:paragraph-rsid="0005610c"/>
    </style:style>
    <style:style style:name="P8" style:family="paragraph" style:parent-style-name="Standard">
      <style:text-properties officeooo:rsid="003e27ac" officeooo:paragraph-rsid="0005610c"/>
    </style:style>
    <style:style style:name="P9" style:family="paragraph" style:parent-style-name="Standard">
      <style:text-properties officeooo:rsid="003f1920" officeooo:paragraph-rsid="0002eddd"/>
    </style:style>
    <style:style style:name="P10" style:family="paragraph" style:parent-style-name="Standard">
      <style:text-properties officeooo:rsid="003c9a69" officeooo:paragraph-rsid="0005610c"/>
    </style:style>
    <style:style style:name="P11" style:family="paragraph" style:parent-style-name="Standard">
      <style:text-properties fo:font-variant="normal" fo:text-transform="none" style:use-window-font-color="true" style:font-name="Liberation Serif" fo:font-size="12pt" fo:letter-spacing="normal" fo:font-style="normal" fo:font-weight="normal" officeooo:rsid="003e27ac" officeooo:paragraph-rsid="0005610c" style:font-size-asian="12pt" style:font-size-complex="12pt"/>
    </style:style>
    <style:style style:name="P12" style:family="paragraph" style:parent-style-name="Standard">
      <style:text-properties officeooo:paragraph-rsid="0005610c"/>
    </style:style>
    <style:style style:name="P13" style:family="paragraph" style:parent-style-name="Standard">
      <style:paragraph-properties fo:text-align="start" style:justify-single-word="false"/>
      <style:text-properties officeooo:rsid="00062091" officeooo:paragraph-rsid="00062091"/>
    </style:style>
    <style:style style:name="P14" style:family="paragraph" style:parent-style-name="Standard">
      <style:text-properties officeooo:rsid="003eb69a" officeooo:paragraph-rsid="0002eddd"/>
    </style:style>
    <style:style style:name="P15" style:family="paragraph" style:parent-style-name="Standard">
      <style:text-properties officeooo:rsid="00068c38" officeooo:paragraph-rsid="00068c38"/>
    </style:style>
    <style:style style:name="T1" style:family="text">
      <style:text-properties officeooo:rsid="00416b26"/>
    </style:style>
    <style:style style:name="T2" style:family="text">
      <style:text-properties officeooo:rsid="003eb69a"/>
    </style:style>
    <style:style style:name="T3" style:family="text">
      <style:text-properties officeooo:rsid="001e193f"/>
    </style:style>
    <style:style style:name="T4" style:family="text">
      <style:text-properties officeooo:rsid="00041db1"/>
    </style:style>
    <style:style style:name="T5" style:family="text">
      <style:text-properties officeooo:rsid="0005547a"/>
    </style:style>
    <style:style style:name="T6" style:family="text">
      <style:text-properties officeooo:rsid="003bfab2"/>
    </style:style>
    <style:style style:name="T7" style:family="text">
      <style:text-properties fo:language="en" fo:country="US" fo:font-style="italic"/>
    </style:style>
    <style:style style:name="T8" style:family="text">
      <style:text-properties officeooo:rsid="003c9a69"/>
    </style:style>
    <style:style style:name="T9" style:family="text">
      <style:text-properties officeooo:rsid="00450bfa"/>
    </style:style>
    <style:style style:name="T10" style:family="text">
      <style:text-properties officeooo:rsid="0005a201"/>
    </style:style>
    <style:style style:name="T11" style:family="text">
      <style:text-properties officeooo:rsid="00068c38"/>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ude de cas</text:p>
      <text:p text:style-name="P5"/>
      <text:p text:style-name="P12"><text:span text:style-name="T6">L’aéronef sur lequel je travaille est l’A350 XWB (</text:span><text:span text:style-name="T7">eXtra Wide Body</text:span><text:span text:style-name="T8">), c’est le dernier né chez Airbus. C’est un bi-réacteur long-courrier. Sa particularité est qu’il est composé à +50 % de matériaux composites. L’A350 est actuellement disponible en 2 versions :</text:span></text:p>
      <text:p text:style-name="P10">- A350-800 (projet reporté)</text:p>
      <text:p text:style-name="P10">- A350-900</text:p>
      <text:p text:style-name="P10">- A350-1000</text:p>
      <text:p text:style-name="P15">La version « 1000 » est une version rallongée de l’A350XWB permettant d’accueillir plus de passagers.</text:p>
      <text:p text:style-name="P15"/>
      <text:p text:style-name="P8"/>
      <text:p text:style-name="P8">La zone étudiée se situe s<text:span text:style-name="T10">ous</text:span> le tronçon central 15-21, plus précisément en Keel Beam.</text:p>
      <text:p text:style-name="P11"/>
      <text:p text:style-name="P11">L<text:span text:style-name="T9">a</text:span> keel beam est une immense poutre <text:span text:style-name="T10">longitudinale </text:span>qui assure une <text:span text:style-name="T11">rigidité</text:span> structurale du fuselage au niveau de la case de train arrière <text:span text:style-name="T11">jusqu’à la barque avant</text:span>. C<text:span text:style-name="T9">elle </text:span>de l'A350 est composé à 70% de matériaux composites. <text:span text:style-name="T9">(source aeroweb.fr)</text:span></text:p>
      <text:p text:style-name="P8">La Keel Beam est une zone essentielle et indispensable à l’aéronef car elle supporte l’ensemble de la structure aéronef, c’est la colonne vertébrale de l’avion.</text:p>
      <text:p text:style-name="P8"/>
      <text:p text:style-name="P8">Le travail en KB consiste à fixer le caisson central à la keel beam.</text:p>
      <text:p text:style-name="P7"/>
      <text:p text:style-name="P5"/>
      <text:p text:style-name="P13">ou</text:p>
      <text:p text:style-name="P5"/>
      <text:p text:style-name="P5"/>
      <text:p text:style-name="P1">L’A350 est le dernier avion crée par Airbus. Le poids <text:span text:style-name="T4">étant l’ennemi numéro 1 en aéronautique, le constructeur a dû développer un avion doté de matériaux plus légers et tout aussi résistant que l’aluminium. L’A350 a donc été composé avec une grande partie de matériaux composites (53 %).</text:span></text:p>
      <text:p text:style-name="P4"/>
      <text:p text:style-name="P4">Ma zone de travail, nommée Keal Beam, comporte l’assemblage de la « Keal Beam » et du « Caisson Central » <text:span text:style-name="T2">à l’aide de cornières</text:span>. <text:span text:style-name="T5">Ma zone de travail se situe donc sous le tronçon 15-21.</text:span></text:p>
      <text:p text:style-name="P6"/>
      <text:p text:style-name="P6">Pour ce faire nous disposons de pièces qui sont apportées par le servi<text:span text:style-name="T3">c</text:span>e logistique « Daher ». Nous faisons un rapide inventaire des pièces <text:span text:style-name="T2">via les gammes opératoires. On obtient le numéro d’OF grâce au tableau d’avancement qui recense les étapes de fabrication.</text:span></text:p>
      <text:p text:style-name="P14">Dans le cas où une pièce manque nous nous référons à la logistique de Daher qui, avec le numéro de la pièce et celui de la gamme peut en recommander.</text:p>
      <text:p text:style-name="P9">Les pièces sont numérotées et commencent par la lettre « W », code alphabétique d’Airbus désignant le programme A350. Cas général, les pièces se terminants par 200 sont des pièces se montant sur la partie gauche de l’avion, et 201 sur la partie droite.</text:p>
      <text:p text:style-name="P9"/>
      <text:p text:style-name="P9">Une fois l’inventaire fait, on attend que la Keel Beam et le Caisson Central soient moulés et réglés.</text:p>
      <text:p text:style-name="P9"/>
      <text:p text:style-name="P3">Ensuite vient la mise en place des pièces, on se repère via un outillage brochés sur des trous du Caisson Nantais, on met en place les cornières externes et internes avant gauches et droites avec des vérins manuels, puis on laisse 4mm d’écart entre chaque <text:span text:style-name="T1">cornièr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8:01:19.956368426</meta:creation-date>
    <dc:date>2017-11-01T00:49:50.641316287</dc:date>
    <meta:editing-duration>PT26M6S</meta:editing-duration>
    <meta:editing-cycles>8</meta:editing-cycles>
    <meta:generator>LibreOffice/5.3.1.2$Linux_X86_64 LibreOffice_project/30m0$Build-2</meta:generator>
    <meta:document-statistic meta:table-count="0" meta:image-count="0" meta:object-count="0" meta:page-count="1" meta:paragraph-count="18" meta:word-count="427" meta:character-count="2477" meta:non-whitespace-character-count="2067"/>
  </office:meta>
</office:document-meta>
</file>